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faxAI" svg:font-family="ColfaxA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7e909"/>
    </style:style>
    <style:style style:name="T1" style:family="text">
      <style:text-properties fo:font-variant="normal" fo:text-transform="none" fo:color="#353740" loext:opacity="100%" style:font-name="ColfaxAI" fo:font-size="12pt" fo:letter-spacing="normal" fo:font-style="normal" fo:font-weight="normal"/>
    </style:style>
    <style:style style:name="T2" style:family="text">
      <style:text-properties fo:font-variant="normal" fo:text-transform="none" fo:color="#353740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l</text:span><text:span text:style-name="T2"> </text:span><text:span text:style-name="T1">sont</text:span><text:span text:style-name="T2"> </text:span><text:span text:style-name="T1">les</text:span><text:span text:style-name="T2"> </text:span><text:span text:style-name="T1">differents</text:span><text:span text:style-name="T2"> </text:span><text:span text:style-name="T1">etapes</text:span><text:span text:style-name="T2"> </text:span><text:span text:style-name="T1">a</text:span><text:span text:style-name="T2"> </text:span><text:span text:style-name="T1">suivre</text:span><text:span text:style-name="T2"> </text:span><text:span text:style-name="T1">pour</text:span><text:span text:style-name="T2"> </text:span><text:span text:style-name="T1">produire</text:span><text:span text:style-name="T2"> </text:span><text:span text:style-name="T1">un</text:span><text:span text:style-name="T2"> </text:span><text:span text:style-name="T1">bon</text:span><text:span text:style-name="T2"> </text:span><text:span text:style-name="T1">contenue</text:span><text:span text:style-name="T2"> </text:span><text:span text:style-name="T1">youtube</text:span><text:span text:style-name="T2"> </text:span><text:span text:style-name="T1">?</text:span><text:span text:style-name="T2"> </text:span></text:p>
      <text:p text:style-name="P1"><text:span text:style-name="T2"/></text:p>
      <text:p text:style-name="P1"><text:span text:style-name="T1">1.</text:span><text:span text:style-name="T2"> </text:span><text:span text:style-name="T1">Définissez</text:span><text:span text:style-name="T2"> </text:span><text:span text:style-name="T1">votre</text:span><text:span text:style-name="T2"> </text:span><text:span text:style-name="T1">objectif</text:span><text:span text:style-name="T2"> </text:span><text:span text:style-name="T1">:</text:span><text:span text:style-name="T2"> </text:span><text:span text:style-name="T1">Quel</text:span><text:span text:style-name="T2"> </text:span><text:span text:style-name="T1">est</text:span><text:span text:style-name="T2"> </text:span><text:span text:style-name="T1">le</text:span><text:span text:style-name="T2"> </text:span><text:span text:style-name="T1">but</text:span><text:span text:style-name="T2"> </text:span><text:span text:style-name="T1">de</text:span><text:span text:style-name="T2"> </text:span><text:span text:style-name="T1">votre</text:span><text:span text:style-name="T2"> </text:span><text:span text:style-name="T1">vidéo</text:span><text:span text:style-name="T2"> </text:span><text:span text:style-name="T1">?</text:span><text:span text:style-name="T2"> </text:span><text:span text:style-name="T1">Quel</text:span><text:span text:style-name="T2"> </text:span><text:span text:style-name="T1">message</text:span><text:span text:style-name="T2"> </text:span><text:span text:style-name="T1">souhaitez-vous</text:span><text:span text:style-name="T2"> </text:span><text:span text:style-name="T1">transmettre</text:span><text:span text:style-name="T2"> </text:span><text:span text:style-name="T1">?</text:span></text:p>
      <text:p text:style-name="P1"><text:span text:style-name="T1">2.</text:span><text:span text:style-name="T2"> </text:span><text:span text:style-name="T1">Choisissez</text:span><text:span text:style-name="T2"> </text:span><text:span text:style-name="T1">un</text:span><text:span text:style-name="T2"> </text:span><text:span text:style-name="T1">sujet</text:span><text:span text:style-name="T2"> </text:span><text:span text:style-name="T1">:</text:span><text:span text:style-name="T2"> </text:span><text:span text:style-name="T1">Quel</text:span><text:span text:style-name="T2"> </text:span><text:span text:style-name="T1">sujet</text:span><text:span text:style-name="T2"> </text:span><text:span text:style-name="T1">allez-vous</text:span><text:span text:style-name="T2"> </text:span><text:span text:style-name="T1">aborder</text:span><text:span text:style-name="T2"> </text:span><text:span text:style-name="T1">?</text:span><text:span text:style-name="T2"> </text:span><text:span text:style-name="T1">Quel</text:span><text:span text:style-name="T2"> </text:span><text:span text:style-name="T1">type</text:span><text:span text:style-name="T2"> </text:span><text:span text:style-name="T1">de</text:span><text:span text:style-name="T2"> </text:span><text:span text:style-name="T1">contenu</text:span><text:span text:style-name="T2"> </text:span><text:span text:style-name="T1">allez-vous</text:span><text:span text:style-name="T2"> </text:span><text:span text:style-name="T1">créer</text:span><text:span text:style-name="T2"> </text:span><text:span text:style-name="T1">?</text:span></text:p>
      <text:p text:style-name="P1"><text:span text:style-name="T1">3.</text:span><text:span text:style-name="T2"> </text:span><text:span text:style-name="T1">Préparez</text:span><text:span text:style-name="T2"> </text:span><text:span text:style-name="T1">votre</text:span><text:span text:style-name="T2"> </text:span><text:span text:style-name="T1">contenu</text:span><text:span text:style-name="T2"> </text:span><text:span text:style-name="T1">:</text:span><text:span text:style-name="T2"> </text:span><text:span text:style-name="T1">Rédigez</text:span><text:span text:style-name="T2"> </text:span><text:span text:style-name="T1">un</text:span><text:span text:style-name="T2"> </text:span><text:span text:style-name="T1">script,</text:span><text:span text:style-name="T2"> </text:span><text:span text:style-name="T1">choisissez</text:span><text:span text:style-name="T2"> </text:span><text:span text:style-name="T1">des</text:span><text:span text:style-name="T2"> </text:span><text:span text:style-name="T1">images</text:span><text:span text:style-name="T2"> </text:span><text:span text:style-name="T1">et</text:span><text:span text:style-name="T2"> </text:span><text:span text:style-name="T1">des</text:span><text:span text:style-name="T2"> </text:span><text:span text:style-name="T1">musiques,</text:span><text:span text:style-name="T2"> </text:span><text:span text:style-name="T1">préparez</text:span><text:span text:style-name="T2"> </text:span><text:span text:style-name="T1">votre</text:span><text:span text:style-name="T2"> </text:span><text:span text:style-name="T1">matériel</text:span><text:span text:style-name="T2"> </text:span><text:span text:style-name="T1">et</text:span><text:span text:style-name="T2"> </text:span><text:span text:style-name="T1">vos</text:span><text:span text:style-name="T2"> </text:span><text:span text:style-name="T1">outils.</text:span></text:p>
      <text:p text:style-name="P1"><text:span text:style-name="T1">4.</text:span><text:span text:style-name="T2"> </text:span><text:span text:style-name="T1">Enregistrez</text:span><text:span text:style-name="T2"> </text:span><text:span text:style-name="T1">votre</text:span><text:span text:style-name="T2"> </text:span><text:span text:style-name="T1">vidéo</text:span><text:span text:style-name="T2"> </text:span><text:span text:style-name="T1">:</text:span><text:span text:style-name="T2"> </text:span><text:span text:style-name="T1">Utilisez</text:span><text:span text:style-name="T2"> </text:span><text:span text:style-name="T1">un</text:span><text:span text:style-name="T2"> </text:span><text:span text:style-name="T1">appareil</text:span><text:span text:style-name="T2"> </text:span><text:span text:style-name="T1">photo</text:span><text:span text:style-name="T2"> </text:span><text:span text:style-name="T1">ou</text:span><text:span text:style-name="T2"> </text:span><text:span text:style-name="T1">un</text:span><text:span text:style-name="T2"> </text:span><text:span text:style-name="T1">smartphone</text:span><text:span text:style-name="T2"> </text:span><text:span text:style-name="T1">pour</text:span><text:span text:style-name="T2"> </text:span><text:span text:style-name="T1">enregistrer</text:span><text:span text:style-name="T2"> </text:span><text:span text:style-name="T1">votre</text:span><text:span text:style-name="T2"> </text:span><text:span text:style-name="T1">vidéo.</text:span></text:p>
      <text:p text:style-name="P1"><text:span text:style-name="T1">5.</text:span><text:span text:style-name="T2"> </text:span><text:span text:style-name="T1">Éditez</text:span><text:span text:style-name="T2"> </text:span><text:span text:style-name="T1">votre</text:span><text:span text:style-name="T2"> </text:span><text:span text:style-name="T1">vidéo</text:span><text:span text:style-name="T2"> </text:span><text:span text:style-name="T1">:</text:span><text:span text:style-name="T2"> </text:span><text:span text:style-name="T1">Utilisez</text:span><text:span text:style-name="T2"> </text:span><text:span text:style-name="T1">un</text:span><text:span text:style-name="T2"> </text:span><text:span text:style-name="T1">logiciel</text:span><text:span text:style-name="T2"> </text:span><text:span text:style-name="T1">d'édition</text:span><text:span text:style-name="T2"> </text:span><text:span text:style-name="T1">vidéo</text:span><text:span text:style-name="T2"> </text:span><text:span text:style-name="T1">pour</text:span><text:span text:style-name="T2"> </text:span><text:span text:style-name="T1">ajouter</text:span><text:span text:style-name="T2"> </text:span><text:span text:style-name="T1">des</text:span><text:span text:style-name="T2"> </text:span><text:span text:style-name="T1">effets,</text:span><text:span text:style-name="T2"> </text:span><text:span text:style-name="T1">des</text:span><text:span text:style-name="T2"> </text:span><text:span text:style-name="T1">transitions</text:span><text:span text:style-name="T2"> </text:span><text:span text:style-name="T1">et</text:span><text:span text:style-name="T2"> </text:span><text:span text:style-name="T1">des</text:span><text:span text:style-name="T2"> </text:span><text:span text:style-name="T1">titres</text:span><text:span text:style-name="T2"> </text:span><text:span text:style-name="T1">à</text:span><text:span text:style-name="T2"> </text:span><text:span text:style-name="T1">votre</text:span><text:span text:style-name="T2"> </text:span><text:span text:style-name="T1">vidéo.</text:span></text:p>
      <text:p text:style-name="P1"><text:span text:style-name="T1">6.</text:span><text:span text:style-name="T2"> </text:span><text:span text:style-name="T1">Publiez</text:span><text:span text:style-name="T2"> </text:span><text:span text:style-name="T1">votre</text:span><text:span text:style-name="T2"> </text:span><text:span text:style-name="T1">vidéo</text:span><text:span text:style-name="T2"> </text:span><text:span text:style-name="T1">:</text:span><text:span text:style-name="T2"> </text:span><text:span text:style-name="T1">Téléchargez</text:span><text:span text:style-name="T2"> </text:span><text:span text:style-name="T1">votre</text:span><text:span text:style-name="T2"> </text:span><text:span text:style-name="T1">vidéo</text:span><text:span text:style-name="T2"> </text:span><text:span text:style-name="T1">sur</text:span><text:span text:style-name="T2"> </text:span><text:span text:style-name="T1">YouTube</text:span><text:span text:style-name="T2"> </text:span><text:span text:style-name="T1">et</text:span><text:span text:style-name="T2"> </text:span><text:span text:style-name="T1">partagez-la</text:span><text:span text:style-name="T2"> </text:span><text:span text:style-name="T1">sur</text:span><text:span text:style-name="T2"> </text:span><text:span text:style-name="T1">les</text:span><text:span text:style-name="T2"> </text:span><text:span text:style-name="T1">réseaux</text:span><text:span text:style-name="T2"> </text:span><text:span text:style-name="T1">sociaux.</text:span></text:p>
      <text:p text:style-name="P1"><text:span text:style-name="T1">7.</text:span><text:span text:style-name="T2"> </text:span><text:span text:style-name="T1">Promouvez</text:span><text:span text:style-name="T2"> </text:span><text:span text:style-name="T1">votre</text:span><text:span text:style-name="T2"> </text:span><text:span text:style-name="T1">vidéo</text:span><text:span text:style-name="T2"> </text:span><text:span text:style-name="T1">:</text:span><text:span text:style-name="T2"> </text:span><text:span text:style-name="T1">Utilisez</text:span><text:span text:style-name="T2"> </text:span><text:span text:style-name="T1">des</text:span><text:span text:style-name="T2"> </text:span><text:span text:style-name="T1">outils</text:span><text:span text:style-name="T2"> </text:span><text:span text:style-name="T1">de</text:span><text:span text:style-name="T2"> </text:span><text:span text:style-name="T1">promotion</text:span><text:span text:style-name="T2"> </text:span><text:span text:style-name="T1">pour</text:span><text:span text:style-name="T2"> </text:span><text:span text:style-name="T1">augmenter</text:span><text:span text:style-name="T2"> </text:span><text:span text:style-name="T1">le</text:span><text:span text:style-name="T2"> </text:span><text:span text:style-name="T1">nombre</text:span><text:span text:style-name="T2"> </text:span><text:span text:style-name="T1">de</text:span><text:span text:style-name="T2"> </text:span><text:span text:style-name="T1">vues</text:span><text:span text:style-name="T2"> </text:span><text:span text:style-name="T1">et</text:span><text:span text:style-name="T2"> </text:span><text:span text:style-name="T1">de</text:span><text:span text:style-name="T2"> </text:span><text:span text:style-name="T1">partages</text:span><text:span text:style-name="T2"> </text:span><text:span text:style-name="T1">de</text:span><text:span text:style-name="T2"> </text:span><text:span text:style-name="T1">votre</text:span><text:span text:style-name="T2"> </text:span><text:span text:style-name="T1">vidéo.</text:span></text:p>
      <text:p text:style-name="P1"><text:span text:style-name="T1"/></text:p>
      <text:p text:style-name="P1"><text:span text:style-name="T1">1. Comment créer un site web avec Django</text:span></text:p>
      <text:p text:style-name="P1"><text:span text:style-name="T1">2. Comment développer une application web avec Python et Django</text:span></text:p>
      <text:p text:style-name="P1"><text:span text:style-name="T1">3. Comment déployer une application Django sur un serveur web</text:span></text:p>
      <text:p text:style-name="P1"><text:span text:style-name="T1">4. Comment utiliser les modèles et les vues dans Django</text:span></text:p>
      <text:p text:style-name="P1"><text:span text:style-name="T1">5. Comment créer des formulaires avec Django 6. Comment gérer les utilisateurs et les permissions avec Django</text:span></text:p>
      <text:p text:style-name="P1"><text:span text:style-name="T1">7. Comment créer des API REST avec Django</text:span></text:p>
      <text:p text:style-name="P1"><text:span text:style-name="T1">8. Comment développer une application mobile avec Python et Django</text:span></text:p>
      <text:p text:style-name="P1"><text:span text:style-name="T1">9. Comment développer une application web avec Python et Flask</text:span></text:p>
      <text:p text:style-name="P1"><text:span text:style-name="T1">10. Comment déployer une application Flask sur un serveur web</text:span></text:p>
      <text:p text:style-name="P1"><text:span text:style-name="T1"/></text:p>
      <text:p text:style-name="P1"><text:span text:style-name="T1">1. Comment créer un programme Python de base</text:span></text:p>
      <text:p text:style-name="P1"><text:span text:style-name="T1">2. Comprendre les variables et les types de données en Python</text:span></text:p>
      <text:p text:style-name="P1"><text:span text:style-name="T1">3. Apprendre à utiliser les boucles et les conditions en Python</text:span></text:p>
      <text:p text:style-name="P1"><text:span text:style-name="T1">4. Utiliser des fonctions et des modules en Python</text:span></text:p>
      <text:p text:style-name="P1"><text:span text:style-name="T1">5. Comprendre les listes et les dictionnaires en Python</text:span></text:p>
      <text:p text:style-name="P1"><text:span text:style-name="T1">6. Apprendre à travailler avec des fichiers en Python</text:span></text:p>
      <text:p text:style-name="P1"><text:span text:style-name="T1">7. Utiliser des bibliothèques externes en Python</text:span></text:p>
      <text:p text:style-name="P1"><text:span text:style-name="T1">8. Créer des interfaces graphiques en Python</text:span></text:p>
      <text:p text:style-name="P1"><text:span text:style-name="T1">9. Comprendre les concepts de programmation orientée objet en Python</text:span></text:p>
      <text:p text:style-name="P1"><text:span text:style-name="T1">10. Apprendre à déboguer et à tester votre code Python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faxAI" svg:font-family="ColfaxA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10:50.164112997</meta:creation-date>
    <dc:date>2023-02-06T22:19:01.350064863</dc:date>
    <meta:editing-duration>PT8M14S</meta:editing-duration>
    <meta:editing-cycles>1</meta:editing-cycles>
    <meta:document-statistic meta:table-count="0" meta:image-count="0" meta:object-count="0" meta:page-count="1" meta:paragraph-count="27" meta:word-count="329" meta:character-count="1959" meta:non-whitespace-character-count="1656"/>
    <meta:generator>LibreOffice/7.3.7.2$Linux_X86_64 LibreOffice_project/30$Build-2</meta:generator>
  </office:meta>
</office:document-meta>
</file>